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13cm" fo:min-width="0.596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scale="100%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684cm" svg:height="0.624cm" svg:x="8.67cm" svg:y="15.661cm">
            <draw:text-box>
              <text:p text:style-name="P1"><text:span text:style-name="T1">F</text:span></text:p>
            </draw:text-box>
          </draw:frame>
          <draw:frame draw:style-name="gr1" draw:text-style-name="P2" draw:layer="layout" svg:width="0.701cm" svg:height="0.624cm" svg:x="12cm" svg:y="15.661cm">
            <draw:text-box>
              <text:p text:style-name="P1"><text:span text:style-name="T1">E</text:span></text:p>
            </draw:text-box>
          </draw:frame>
          <draw:polyline draw:style-name="gr2" draw:text-style-name="P3" draw:layer="layout" svg:width="3.008cm" svg:height="0.024cm" svg:x="8.916cm" svg:y="15.652cm" svg:viewBox="0 0 3009 25" draw:points="0,25 416,19 880,0 1767,19 2415,0 3009,25">
            <text:p/>
          </draw:polyline>
          <draw:frame draw:style-name="gr3" draw:text-style-name="P2" draw:layer="layout" svg:width="1.594cm" svg:height="0.624cm" svg:x="9.947cm" svg:y="15.731cm">
            <draw:text-box>
              <text:p text:style-name="P1"><text:span text:style-name="T1">6,2 cm</text:span></text:p>
            </draw:text-box>
          </draw:frame>
          <draw:frame draw:style-name="gr1" draw:text-style-name="P2" draw:layer="layout" svg:width="0.748cm" svg:height="0.624cm" svg:x="10.83cm" svg:y="13.564cm">
            <draw:text-box>
              <text:p text:style-name="P1"><text:span text:style-name="T1">D</text:span></text:p>
            </draw:text-box>
          </draw:frame>
          <draw:polyline draw:style-name="gr2" draw:text-style-name="P3" draw:layer="layout" svg:width="2.648cm" svg:height="0.043cm" draw:transform="rotate (0.72326444202645) translate (8.9032083333497cm 15.6602500000195cm)" svg:viewBox="0 0 2649 44" draw:points="0,16 273,28 612,34 1016,0 1595,37 2055,23 2408,44 2649,16">
            <text:p/>
          </draw:polyline>
          <draw:frame draw:style-name="gr3" draw:text-style-name="P2" draw:layer="layout" svg:width="1.594cm" svg:height="0.624cm" draw:transform="rotate (0.789063354826636) translate (9.057cm 14.941cm)">
            <draw:text-box>
              <text:p text:style-name="P1"><text:span text:style-name="T1">5,5 cm</text:span></text:p>
            </draw:text-box>
          </draw:frame>
          <draw:polyline draw:style-name="gr2" draw:text-style-name="P3" draw:layer="layout" svg:width="2.031cm" svg:height="0.031cm" draw:transform="rotate (-1.04423049146821) translate (10.9074583333337cm 13.9145277777778cm)" svg:viewBox="0 0 2032 32" draw:points="0,0 487,2 873,32 1411,23 2032,0">
            <text:p/>
          </draw:polyline>
          <draw:frame draw:style-name="gr3" draw:text-style-name="P2" draw:layer="layout" svg:width="1.594cm" svg:height="0.624cm" draw:transform="rotate (-1.02241387581828) translate (11.664cm 14.111cm)">
            <draw:text-box>
              <text:p text:style-name="P1"><text:span text:style-name="T1">4,2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47:57.141502392</meta:creation-date>
    <dc:date>2018-03-22T11:48:46.552541123</dc:date>
    <meta:editing-duration>PT49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